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2.63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>L’Intelligence Artificielle dans le droit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Sommaire</text:p>
          </draw:text-box>
        </draw:frame>
        <draw:frame presentation:style-name="pr5" draw:layer="layout" svg:width="25cm" svg:height="9.5cm" svg:x="2cm" svg:y="4cm" presentation:class="outline" presentation:user-transformed="true">
          <draw:text-box>
            <text:list text:style-name="L3">
              <text:list-item>
                <text:p>Définition générale de l’IA</text:p>
              </text:list-item>
              <text:list-item>
                <text:p>L’IA dans le droit</text:p>
              </text:list-item>
              <text:list-item>
                <text:p text:style-name="P4">Exemple d’IA : Case Law Analytics</text:p>
              </text:list-item>
              <text:list-item>
                <text:p>Futur de l’IA dans le droit</text:p>
              </text:list-item>
              <text:list-item>
                <text:p>Droit de l’I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 text:style-name="P1">Définition générale de l’IA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pprentissage supervisé</text:p>
              </text:list-item>
              <text:list-item>
                <text:p>Apprentissage non supervisé</text:p>
              </text:list-item>
              <text:list-item>
                <text:p>Apprentissage par essai ou erreur</text:p>
              </text:list-item>
              <text:list-item>
                <text:p>Machine Learning</text:p>
              </text:list-item>
              <text:list-item>
                <text:p>Deep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list text:style-name="L3">
              <text:list-header>
                <text:p text:style-name="P4">L’IA dans le droit</text:p>
              </text:list-header>
            </text:list>
          </draw:text-box>
        </draw:frame>
        <draw:frame presentation:style-name="pr5" draw:layer="layout" svg:width="25cm" svg:height="9.5cm" svg:x="2cm" svg:y="4cm" presentation:class="outline">
          <draw:text-box>
            <text:list text:style-name="L3">
              <text:list-item>
                <text:p>5 technologies prédominantes</text:p>
                <text:list>
                  <text:list-item>
                    <text:p>Les systèmes experts</text:p>
                  </text:list-item>
                  <text:list-item>
                    <text:p>Le Big Data / Legal Data Analytics</text:p>
                  </text:list-item>
                  <text:list-item>
                    <text:p>Les statistiques</text:p>
                  </text:list-item>
                  <text:list-item>
                    <text:p>Machine Learning</text:p>
                  </text:list-item>
                  <text:list-item>
                    <text:p>Deep Learn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L’IA dans le droits : les objectifs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3">
              <text:list-item>
                <text:p>Hausse des performances</text:p>
              </text:list-item>
              <text:list-item>
                <text:p>Optimisation de la ressource</text:p>
              </text:list-item>
              <text:list-item>
                <text:p>Maîtrise des risques</text:p>
              </text:list-item>
              <text:list-item>
                <text:p>Justice prédic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Exemple d’IA : Case Law Analytics</text:p>
          </draw:text-box>
        </draw:frame>
        <draw:frame presentation:style-name="pr5" draw:layer="layout" svg:width="25cm" svg:height="9.5cm" svg:x="2cm" svg:y="4cm" presentation:class="outline" presentation:user-transformed="true">
          <draw:text-box>
            <text:list text:style-name="L3">
              <text:list-item>
                <text:p>Identification des législations et jurisprudences</text:p>
              </text:list-item>
              <text:list-item>
                <text:p>Justice prédictive</text:p>
                <text:list>
                  <text:list-item>
                    <text:p>Évaluation des risques contentieux</text:p>
                  </text:list-item>
                  <text:list-item>
                    <text:p>Prédiction des indemnités obtenables</text:p>
                  </text:list-item>
                  <text:list-item>
                    <text:p>Prédiction des frais de justice</text:p>
                  </text:list-item>
                </text:list>
              </text:list-item>
              <text:list-item>
                <text:p>Statistiques</text:p>
                <text:list>
                  <text:list-item>
                    <text:p>Analyse statistique des dossi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 presentation:user-transformed="true">
          <draw:text-box>
            <text:p text:style-name="P7">Case Law Analytics : les bénéfices</text:p>
          </draw:text-box>
        </draw:frame>
        <draw:frame presentation:style-name="pr5" draw:layer="layout" svg:width="25cm" svg:height="9.5cm" svg:x="2cm" svg:y="4cm" presentation:class="outline" presentation:user-transformed="true">
          <draw:text-box>
            <text:list text:style-name="L3">
              <text:list-item>
                <text:p>Gain de temps</text:p>
              </text:list-item>
              <text:list-item>
                <text:p>Meilleure collation de données sur les dossiers</text:p>
              </text:list-item>
              <text:list-item>
                <text:p>Meilleurs résultats (indemnités, etc.) pour les plaignants</text:p>
              </text:list-item>
              <text:list-item>
                <text:p>Meilleure image de l’avocat utilisant l’I.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Futur de l’IA dans le droit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3">
              <text:list-item>
                <text:p>Pistage des personnes à risque et information de leurs victimes</text:p>
              </text:list-item>
              <text:list-item>
                <text:p text:style-name="P8">Verbalisation automatisée basée sur la vidéo surveillance</text:p>
              </text:list-item>
              <text:list-item>
                <text:p>Prédiction et prévention des crimes : analyse des comportements</text:p>
              </text:list-item>
              <text:list-item>
                <text:p>Juges remplacés par l’Intelligence Artificielle</text:p>
              </text:list-item>
              <text:list-item>
                <text:p>Singularité technologique : Quelle législation s’appliquera à une I.A. consciente 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5cm" svg:height="3cm" svg:x="2cm" svg:y="0.5cm" presentation:class="title">
          <draw:text-box>
            <text:p>Droit de l’IA</text:p>
          </draw:text-box>
        </draw:frame>
        <draw:frame presentation:style-name="pr5" draw:layer="layout" svg:width="25cm" svg:height="9.5cm" svg:x="2cm" svg:y="4cm" presentation:class="outline">
          <draw:text-box>
            <text:list text:style-name="L3">
              <text:list-item>
                <text:p>Autorisation et interdiction de l’utilisation de l’IA</text:p>
              </text:list-item>
              <text:list-item>
                <text:p>Quelle vie privée dans un monde d’IA</text:p>
              </text:list-item>
              <text:list-item>
                <text:p>Éthique de l’utilisation de l’IA (armes, pouvoir de décision, etc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9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30T10:33:42.221000000</meta:creation-date>
    <meta:editing-duration>PT1H3M21S</meta:editing-duration>
    <meta:editing-cycles>22</meta:editing-cycles>
    <meta:generator>LibreOffice/7.0.4.2$Windows_X86_64 LibreOffice_project/dcf040e67528d9187c66b2379df5ea4407429775</meta:generator>
    <dc:title>Impress</dc:title>
    <dc:date>2021-11-30T11:37:10.232000000</dc:date>
    <meta:document-statistic meta:object-count="70"/>
  </office:meta>
</office:document-meta>
</file>